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ve Subjects for Frequent Recollection</text:p>
      <text:p text:style-name="Standard"/>
      <text:p text:style-name="Standard">I am subject to ageing. Aging is unavoidable.</text:p>
      <text:p text:style-name="Standard"/>
      <text:p text:style-name="Standard">I am subject to illness. Illness is unavoidable.</text:p>
      <text:p text:style-name="Standard"/>
      <text:p text:style-name="Standard">I am subject to death. Death is unavoidable.</text:p>
      <text:p text:style-name="Standard"/>
      <text:p text:style-name="Standard">I will grow different, separate fromall that is dear and appealing to me.</text:p>
      <text:p text:style-name="Standard"/>
      <text:p text:style-name="Standard">I am the owner of my actions, heir to my actions, born of my actions, related through my actions, and live dependent upon my actions.</text:p>
      <text:p text:style-name="Standard"/>
      <text:p text:style-name="Standard">Whatever I do, for good or for evil, to that will I fall hei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01T14:12:12</meta:creation-date>
    <meta:document-statistic meta:table-count="0" meta:image-count="0" meta:object-count="0" meta:page-count="1" meta:paragraph-count="7" meta:word-count="81" meta:character-count="444"/>
    <dc:date>2012-04-01T14:17:45</dc:date>
    <meta:editing-duration>PT5M35S</meta:editing-duration>
    <meta:editing-cycles>1</meta:editing-cycles>
    <meta:generator>LibreOffice/3.3$Unix LibreOffice_project/330m19$Build-401</meta:generator>
  </office:meta>
</office:document-meta>
</file>